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56ee" officeooo:paragraph-rsid="001856ee"/>
    </style:style>
    <style:style style:name="P2" style:family="paragraph" style:parent-style-name="Standard">
      <style:text-properties style:font-name="sans-serif" fo:font-size="15.75pt" officeooo:rsid="001856ee" officeooo:paragraph-rsid="001856ee"/>
    </style:style>
    <style:style style:name="P3" style:family="paragraph" style:parent-style-name="Standard">
      <style:text-properties style:font-name="sans-serif" fo:font-size="17.25pt"/>
    </style:style>
    <style:style style:name="P4" style:family="paragraph" style:parent-style-name="Standard">
      <style:text-properties style:font-name="sans-serif" fo:font-size="17.25pt" officeooo:rsid="001856ee" officeooo:paragraph-rsid="001c006b"/>
    </style:style>
    <style:style style:name="P5" style:family="paragraph" style:parent-style-name="Standard">
      <style:text-properties style:font-name="sans-serif" fo:font-size="17.25pt" officeooo:rsid="001c006b" officeooo:paragraph-rsid="001c006b"/>
    </style:style>
    <style:style style:name="P6" style:family="paragraph" style:parent-style-name="Standard">
      <style:text-properties style:font-name="sans-serif" fo:font-size="17.25pt" officeooo:rsid="001c006b" officeooo:paragraph-rsid="001c6865"/>
    </style:style>
    <style:style style:name="P7" style:family="paragraph" style:parent-style-name="Standard">
      <style:text-properties style:font-name="sans-serif" fo:font-size="17.25pt" officeooo:rsid="001e57c3" officeooo:paragraph-rsid="001e57c3"/>
    </style:style>
    <style:style style:name="P8" style:family="paragraph" style:parent-style-name="Standard">
      <style:text-properties style:font-name="sans-serif" fo:font-size="17.25pt" officeooo:rsid="001a511a" officeooo:paragraph-rsid="001c006b"/>
    </style:style>
    <style:style style:name="P9" style:family="paragraph" style:parent-style-name="Standard">
      <style:text-properties style:font-name="sans-serif" fo:font-size="17.25pt" officeooo:rsid="001c6865" officeooo:paragraph-rsid="001c6865"/>
    </style:style>
    <style:style style:name="P10" style:family="paragraph" style:parent-style-name="Standard">
      <style:text-properties style:font-name="sans-serif" fo:font-size="17.25pt" officeooo:rsid="001e57c3" officeooo:paragraph-rsid="001e57c3"/>
    </style:style>
    <style:style style:name="P11" style:family="paragraph" style:parent-style-name="Standard">
      <style:text-properties style:font-name="sans-serif" fo:font-size="17.25pt" officeooo:rsid="002182e0" officeooo:paragraph-rsid="002182e0"/>
    </style:style>
    <style:style style:name="P12" style:family="paragraph" style:parent-style-name="Standard">
      <style:text-properties style:font-name="sans-serif" fo:font-size="17.25pt" officeooo:rsid="0022d327" officeooo:paragraph-rsid="0022d327"/>
    </style:style>
    <style:style style:name="P13" style:family="paragraph" style:parent-style-name="Standard">
      <style:text-properties style:font-name="sans-serif" fo:font-size="17.25pt" officeooo:rsid="0022efe0" officeooo:paragraph-rsid="0022efe0"/>
    </style:style>
    <style:style style:name="P14" style:family="paragraph" style:parent-style-name="Standard">
      <style:text-properties style:font-name="sans-serif" fo:font-size="17.25pt" officeooo:rsid="0025605a" officeooo:paragraph-rsid="0025605a"/>
    </style:style>
    <style:style style:name="P15" style:family="paragraph" style:parent-style-name="Standard">
      <style:text-properties style:font-name="sans-serif" fo:font-size="17.25pt" officeooo:rsid="00263348" officeooo:paragraph-rsid="00263348"/>
    </style:style>
    <style:style style:name="T1" style:family="text">
      <style:text-properties officeooo:rsid="001a511a"/>
    </style:style>
    <style:style style:name="T2" style:family="text">
      <style:text-properties officeooo:rsid="001c6865"/>
    </style:style>
    <style:style style:name="T3" style:family="text">
      <style:text-properties officeooo:rsid="002182e0"/>
    </style:style>
    <style:style style:name="T4" style:family="text">
      <style:text-properties officeooo:rsid="0022d327"/>
    </style:style>
    <style:style style:name="T5" style:family="text">
      <style:text-properties officeooo:rsid="0025605a"/>
    </style:style>
    <style:style style:name="T6" style:family="text">
      <style:text-properties officeooo:rsid="0026334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Introdução</text:p>
      <text:p text:style-name="P1"/>
      <text:p text:style-name="P2">1.1.</text:p>
      <text:p text:style-name="P3">Escopo do produto</text:p>
      <text:p text:style-name="P4">O sistema <text:span text:style-name="T1">deve rodar em uma plataforma web.Deve ser acessado por qualquer pessoa que tenha interesse no objetivo do sistema.Deve obter informações sobre as vagas de empregos (empregador)que tenham na cidade e o que é necessário para que essa vaga seja preenchida.Também deve conter os requisitos das pessoas inativas de emprego(desempregado),como uma forma de currículo, facilitando a interação entre o</text:span></text:p>
      <text:p text:style-name="P8"><text:s/>futuro empregado e o empregador de Naviraí.</text:p>
      <text:p text:style-name="P4"/>
      <text:p text:style-name="P5">2.Funcionalidades do produto</text:p>
      <text:p text:style-name="P6">O sistema tem como objetivo facilitar a entrada de pessoas desempregadas no mercado de trabalho. Fazendo a comunicação entre o futuro empregado e o empregador de uma maneira mais rápida e fácil.<text:span text:style-name="T2">O sistema armazenará as informações das pessoas que buscam recolocação profissional tais como:</text:span></text:p>
      <text:p text:style-name="P9">escolaridade,indicações,experiências,diplomações,CNH entre outros.Também deverá armazenar os requisitos <text:s/>que o empregador exige em sua vaga. O sistema também <text:s/>indicará o desempregado à uma vaga que se encaixe no seu perfil.</text:p>
      <text:p text:style-name="P6"/>
      <text:p text:style-name="P7">3.1 Requisitos funcionais</text:p>
      <text:p text:style-name="P7"/>
      <text:p text:style-name="P7">[REF 1.1]<text:span text:style-name="T3">Cadastrar usuários</text:span></text:p>
      <text:p text:style-name="P11">O sistema deve cadastrar os usuários(empregado e empregador).Para efetuar o cadastro, os usuários deve preencher alguns requisitos como, no caso do empregado, nome completo, experiências profissionais, formação acadêmica, <text:span text:style-name="T4">objetivos, entre outros. Já no caso do empregador os requisitos podem variar de acordo com a sua necessidade.</text:span></text:p>
      <text:p text:style-name="P12">[REF<text:span text:style-name="T5">2.</text:span>]Indicar usuários para vaga</text:p>
      <text:p text:style-name="P12"><text:soft-page-break/><text:s/>Após o cadastro dos usuários, o sistema deve indicar qual o melhor perfil para uma determinada vaga de emprego ou vice-versa.</text:p>
      <text:p text:style-name="P14">[REF3.] <text:span text:style-name="T6">Definir o usuário como contratado</text:span></text:p>
      <text:p text:style-name="P15">Após o contato do usuário com o empregador, o empregador definirá esse usuário como contratado. </text:p>
      <text:p text:style-name="P15"/>
      <text:p text:style-name="P13"/>
      <text:p text:style-name="P5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16:38:14.254503974</meta:creation-date>
    <dc:date>2018-03-12T16:10:48.315000000</dc:date>
    <meta:editing-duration>PT19M15S</meta:editing-duration>
    <meta:editing-cycles>3</meta:editing-cycles>
    <meta:generator>LibreOffice/5.1.4.2$Windows_x86 LibreOffice_project/f99d75f39f1c57ebdd7ffc5f42867c12031db97a</meta:generator>
    <meta:document-statistic meta:table-count="0" meta:image-count="0" meta:object-count="0" meta:page-count="2" meta:paragraph-count="15" meta:word-count="246" meta:character-count="1697" meta:non-whitespace-character-count="1461"/>
  </office:meta>
</office:document-meta>
</file>